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80000004384AA576C488874A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Thin" svg:font-family="'Cantarell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918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0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text-properties style:font-name="Cantarell Thin" fo:font-size="20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4.8cm" svg:height="0.848cm" svg:x="1.4cm" svg:y="0.489cm" presentation:class="title" presentation:user-transformed="true">
          <draw:text-box>
            <text:p text:style-name="P1">Barrio del Niño Jesús</text:p>
          </draw:text-box>
        </draw:frame>
        <draw:frame draw:style-name="gr1" draw:text-style-name="P2" draw:layer="layout" svg:width="27.587cm" svg:height="14.189cm" svg:x="0.2cm" svg:y="1.411cm">
          <draw:image xlink:href="Pictures/1000020100000780000004384AA576C488874A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Thin" svg:font-family="'Cantarell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7:54:57.396170584</meta:creation-date>
    <dc:date>2019-10-27T17:59:44.670138853</dc:date>
    <meta:editing-duration>PT4M49S</meta:editing-duration>
    <meta:editing-cycles>2</meta:editing-cycles>
    <meta:generator>LibreOffice/6.2.7.1$Linux_X86_64 LibreOffice_project/20$Build-1</meta:generator>
    <meta:document-statistic meta:object-count="25"/>
  </office:meta>
</office:document-meta>
</file>